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K1.setH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.setB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.setI( List &lt; ObjectK1_C &gt;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.is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.setG( List &lt; ObjectK1_A &gt;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.setF( List &lt; CommonObject &gt;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